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80378"/>
    </style:style>
    <style:style style:name="P2" style:family="paragraph" style:parent-style-name="Standard" style:list-style-name="L1">
      <style:text-properties officeooo:paragraph-rsid="00080378"/>
    </style:style>
    <style:style style:name="P3" style:family="paragraph" style:parent-style-name="Standard" style:list-style-name="L2">
      <style:text-properties officeooo:paragraph-rsid="00080378"/>
    </style:style>
    <style:style style:name="P4" style:family="paragraph" style:parent-style-name="Standard" style:list-style-name="L3">
      <style:text-properties officeooo:paragraph-rsid="00080378"/>
    </style:style>
    <style:style style:name="P5" style:family="paragraph" style:parent-style-name="Standard" style:list-style-name="L4">
      <style:text-properties officeooo:paragraph-rsid="00080378"/>
    </style:style>
    <style:style style:name="P6" style:family="paragraph" style:parent-style-name="Standard" style:list-style-name="L5">
      <style:text-properties officeooo:paragraph-rsid="00080378"/>
    </style:style>
    <style:style style:name="T1" style:family="text">
      <style:text-properties officeooo:rsid="00080378"/>
    </style:style>
    <style:style style:name="T2" style:family="text">
      <style:text-properties style:text-position="super 58%" officeooo:rsid="00080378"/>
    </style:style>
    <style:style style:name="T3" style:family="text">
      <style:text-properties style:text-position="0% 100%" officeooo:rsid="00080378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elational Algebra – Data manipulation language</text:span></text:p>
      <text:p text:style-name="P1"><text:span text:style-name="T1"/></text:p>
      <text:p text:style-name="P1"><text:span text:style-name="T1">Modification operations</text:span></text:p>
      <text:list xml:id="list5652876088660398805" text:style-name="L1">
        <text:list-item>
          <text:p text:style-name="P2"><text:span text:style-name="T1">Deletion</text:span></text:p>
        </text:list-item>
        <text:list-item>
          <text:p text:style-name="P2"><text:span text:style-name="T1">Updation</text:span></text:p>
        </text:list-item>
        <text:list-item>
          <text:p text:style-name="P2"><text:span text:style-name="T1">Insertion</text:span></text:p>
        </text:list-item>
      </text:list>
      <text:p text:style-name="P1"><text:span text:style-name="T1"/></text:p>
      <text:p text:style-name="P1"><text:span text:style-name="T1">Deletion</text:span></text:p>
      <text:p text:style-name="P1"><text:span text:style-name="T1">r ← r – E</text:span></text:p>
      <text:list xml:id="list6504373203732656523" text:style-name="L2">
        <text:list-item>
          <text:p text:style-name="P3"><text:span text:style-name="T1">r is the relation in which tuples are to be deleted</text:span></text:p>
        </text:list-item>
        <text:list-item>
          <text:p text:style-name="P3"><text:span text:style-name="T1">E is the relational algebra expression which selects tuples to be deleted</text:span></text:p>
        </text:list-item>
      </text:list>
      <text:p text:style-name="P1"><text:span text:style-name="T1"/></text:p>
      <text:p text:style-name="P1"><text:span text:style-name="T1">Insertion</text:span></text:p>
      <text:p text:style-name="P1"><text:span text:style-name="T1"><draw:frame draw:style-name="fr1" draw:name="Object1" text:anchor-type="as-char" svg:y="-0.377cm" svg:width="1.774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list xml:id="list1278607969493141113" text:style-name="L3">
        <text:list-item>
          <text:p text:style-name="P4"><text:span text:style-name="T1">E is the relational algebra expression which contains tuples to be inserted</text:span></text:p>
        </text:list-item>
      </text:list>
      <text:p text:style-name="P1"><text:span text:style-name="T1"/></text:p>
      <text:p text:style-name="P1"><text:span text:style-name="T1">Updation</text:span></text:p>
      <text:p text:style-name="P1"><text:span text:style-name="T1"><draw:frame draw:style-name="fr1" draw:name="Object2" text:anchor-type="as-char" svg:y="-0.377cm" svg:width="10.647cm" svg:height="0.568cm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"><text:span text:style-name="T1"><draw:frame draw:style-name="fr1" draw:name="Object3" text:anchor-type="as-char" svg:y="-0.377cm" svg:width="11.113cm" svg:height="0.568cm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list xml:id="list8559557058490069453" text:style-name="L4">
        <text:list-item>
          <text:p text:style-name="P5"><text:span text:style-name="T1">F_i is the ith attribute if the i</text:span><text:span text:style-name="T2">th</text:span><text:span text:style-name="T3"> attribute is not getting updated, else it is an expression involving constraints and attributes which gives the new value of the ith attribute</text:span></text:p>
        </text:list-item>
        <text:list-item>
          <text:p text:style-name="P5"><text:span text:style-name="T3">P is the selection predicate</text:span></text:p>
        </text:list-item>
      </text:list>
      <text:p text:style-name="P1"><text:span text:style-name="T3"/></text:p>
      <text:p text:style-name="P1"><text:span text:style-name="T3">Views</text:span></text:p>
      <text:list xml:id="list3984741417356154769" text:style-name="L5">
        <text:list-item>
          <text:p text:style-name="P6"><text:span text:style-name="T3">A relation which is not a part of the logical model, but is made visible to a user as a virtual relation.</text:span></text:p>
        </text:list-item>
        <text:list-item>
          <text:p text:style-name="P6"><text:span text:style-name="T3">Need for views</text:span></text:p>
          <text:list>
            <text:list-item>
              <text:p text:style-name="P6"><text:span text:style-name="T3">Security considerations might mean that all users should not see the entire logical model</text:span></text:p>
            </text:list-item>
            <text:list-item>
              <text:p text:style-name="P6"><text:span text:style-name="T3">A customized and personalized collection of relations that is better matched to a certain users intuition might be necessary.</text:span></text:p>
            </text:list-item>
          </text:list>
        </text:list-item>
        <text:list-item>
          <text:p text:style-name="P6"><text:span text:style-name="T3">View creation</text:span></text:p>
          <text:list>
            <text:list-header>
              <text:p text:style-name="P6"><text:span text:style-name="T3">create view &lt;view-name&gt; as &lt;query-expression&gt;</text:span></text:p>
            </text:list-header>
          </text:list>
        </text:list-item>
        <text:list-item>
          <text:p text:style-name="P6"><text:span text:style-name="T3">Views are stored as queries so that updation costs are not involved</text:span></text:p>
        </text:list-item>
        <text:list-item>
          <text:p text:style-name="P6"><text:span text:style-name="T3">View relations which are stored and updated as the original relations change are called materialized views.</text:span></text:p>
        </text:list-item>
        <text:list-item>
          <text:p text:style-name="P6"><text:span text:style-name="T3">Problems arise when updating a database containing views as modifications to virtual relations(views) must be translated as updates to real relations</text:span></text:p>
          <text:list>
            <text:list-item>
              <text:p text:style-name="P6"><text:span text:style-name="T3">Missing attribute value</text:span></text:p>
              <text:p text:style-name="P6"><text:span text:style-name="T3">An insertion into the view of a tuple might trigger an insertion to a relation. But an attribute in the relation might not be included in the view and hence the insertion will have a missing attribute.</text:span></text:p>
            </text:list-item>
            <text:list-item>
              <text:p text:style-name="P6"><text:span text:style-name="T3">Updates don't have desired effects</text:span></text:p>
              <text:p text:style-name="P6"><text:span text:style-name="T3">Due to the above missing attributes updates don't have the desired effects.</text:span></text:p>
            </text:list-item>
          </text:list>
        </text:list-item>
      </text:list>
      <text:p text:style-name="P1"><text:span text:style-name="T3"/></text:p>
      <text:p text:style-name="P1"><text:span text:style-name="T3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S PMincho" style:font-size-asian="10.5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1T10:49:43.92</meta:creation-date>
    <dc:date>2013-04-01T11:04:44.67</dc:date>
    <meta:editing-duration>P0D</meta:editing-duration>
    <meta:editing-cycles>1</meta:editing-cycles>
    <meta:document-statistic meta:table-count="0" meta:image-count="0" meta:object-count="3" meta:page-count="1" meta:paragraph-count="31" meta:word-count="281" meta:character-count="1607" meta:non-whitespace-character-count="1373"/>
    <meta:generator>LibreOffice/4.0.1.2$Windows_x86 LibreOffice_project/84102822e3d61eb989ddd325abf1ac077904985</meta:generator>
  </office:meta>
</office:document-meta>
</file>

<file path=Object 1/content.xml><?xml version="1.0" encoding="utf-8"?>
<math xmlns="http://www.w3.org/1998/Math/MathML">
  <semantics>
    <mrow>
      <mi>r</mi>
      <mi>←</mi>
      <mrow>
        <mi>r</mi>
        <mo stretchy="false">∪</mo>
        <mi>R</mi>
      </mrow>
    </mrow>
    <annotation encoding="StarMath 5.0">r ← r union R</annotation>
  </semantics>
</math>
</file>

<file path=Object 2/content.xml><?xml version="1.0" encoding="utf-8"?>
<math xmlns="http://www.w3.org/1998/Math/MathML">
  <semantics>
    <mrow>
      <mi>r</mi>
      <mi>←</mi>
      <msub>
        <mo stretchy="false">π</mo>
        <mrow>
          <msub>
            <mi>F</mi>
            <mn>1,</mn>
          </msub>
          <msub>
            <mi>F</mi>
            <mn>2,</mn>
          </msub>
          <mn>...</mn>
          <mi>,</mi>
          <msub>
            <mi>F</mi>
            <mi>n</mi>
          </msub>
        </mrow>
      </msub>
      <mrow>
        <mo stretchy="false">(</mo>
        <mrow>
          <mi>r</mi>
        </mrow>
        <mo stretchy="false">)</mo>
      </mrow>
      <mi mathvariant="normal">:</mi>
      <mi mathvariant="italic">updating</mi>
      <mi mathvariant="italic">all</mi>
      <mi mathvariant="italic">tuples</mi>
      <mi mathvariant="italic">for</mi>
      <mi>a</mi>
      <mi mathvariant="italic">particular</mi>
      <mi mathvariant="italic">attribute</mi>
    </mrow>
    <annotation encoding="StarMath 5.0">r ← %pi_{F_1, F_2, ..., F_n}(r) : updating all tuples for a particular attribute
</annotation>
  </semantics>
</math>
</file>

<file path=Object 3/content.xml><?xml version="1.0" encoding="utf-8"?>
<math xmlns="http://www.w3.org/1998/Math/MathML">
  <semantics>
    <mrow>
      <mi>r</mi>
      <mi>←</mi>
      <msub>
        <mo stretchy="false">π</mo>
        <mrow>
          <msub>
            <mi>F</mi>
            <mn>1</mn>
          </msub>
          <mi>,</mi>
          <msub>
            <mi>F</mi>
            <mn>2</mn>
          </msub>
          <mi>,</mi>
          <mi>…</mi>
          <mi>,</mi>
          <msub>
            <mi>F</mi>
            <mi>n</mi>
          </msub>
        </mrow>
      </msub>
      <mrow>
        <mrow>
          <mo stretchy="false">(</mo>
          <mrow>
            <msub>
              <mo stretchy="false">σ</mo>
              <mi>P</mi>
            </msub>
            <mrow>
              <mo stretchy="false">(</mo>
              <mrow>
                <mi>r</mi>
              </mrow>
              <mo stretchy="false">)</mo>
            </mrow>
          </mrow>
          <mo stretchy="false">)</mo>
        </mrow>
        <mo stretchy="false">∪</mo>
        <mrow>
          <mo stretchy="false">(</mo>
          <mrow>
            <mrow>
              <mi>r</mi>
              <mo stretchy="false">−</mo>
              <msub>
                <mo stretchy="false">σ</mo>
                <mi>P</mi>
              </msub>
            </mrow>
            <mrow>
              <mo stretchy="false">(</mo>
              <mrow>
                <mi>r</mi>
              </mrow>
              <mo stretchy="false">)</mo>
            </mrow>
          </mrow>
          <mo stretchy="false">)</mo>
        </mrow>
      </mrow>
      <mi mathvariant="normal">:</mi>
      <mi mathvariant="italic">Updating</mi>
      <mi mathvariant="italic">only</mi>
      <mi mathvariant="italic">certain</mi>
      <mi mathvariant="italic">tuples</mi>
    </mrow>
    <annotation encoding="StarMath 5.0">r ← %pi_{F_1 , F_2 , …, F_n}(%sigma_P(r)) union (r - %sigma_P(r)) : Updating only certain tuples</annotation>
  </semantics>
</math>
</file>